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5" table:default-cell-style-name="ce1"/>
        <table:table-column table:style-name="co1" table:default-cell-style-name="ce1"/>
        <table:table-column table:style-name="co4" table:number-columns-repeated="1002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PA Bool Merge K = 5</text:p>
          </table:table-cell>
          <table:covered-table-cell/>
          <table:table-cell office:value-type="string" calcext:value-type="string" table:number-columns-spanned="2" table:number-rows-spanned="1">
            <text:p>PA Bool Merge K = 1</text:p>
          </table:table-cell>
          <table:covered-table-cell/>
          <table:table-cell table:style-name="ce4" office:value-type="string" calcext:value-type="string" table:number-columns-spanned="2" table:number-rows-spanned="1">
            <text:p>IMPACT-Queue</text:p>
          </table:table-cell>
          <table:covered-table-cell/>
          <table:table-cell table:style-name="ce4" office:value-type="string" calcext:value-type="string" table:number-columns-spanned="2" table:number-rows-spanned="1">
            <text:p>IMPACT-Stack</text:p>
          </table:table-cell>
          <table:covered-table-cell/>
          <table:table-cell table:style-name="ce4" office:value-type="string" calcext:value-type="string" table:number-columns-spanned="2" table:number-rows-spanned="1">
            <text:p>New IMPACT-Queue K = 5</text:p>
          </table:table-cell>
          <table:covered-table-cell/>
          <table:table-cell table:style-name="ce4" office:value-type="string" calcext:value-type="string" table:number-columns-spanned="2" table:number-rows-spanned="1">
            <text:p>New IMPACT-Stack K = 5</text:p>
          </table:table-cell>
          <table:covered-table-cell/>
          <table:table-cell table:style-name="ce4" office:value-type="string" calcext:value-type="string" table:number-columns-spanned="2" table:number-rows-spanned="1">
            <text:p>New IMPACT-Queue K = 1</text:p>
          </table:table-cell>
          <table:covered-table-cell/>
          <table:table-cell table:style-name="ce4" office:value-type="string" calcext:value-type="string" table:number-columns-spanned="2" table:number-rows-spanned="1">
            <text:p>New IMPACT-Stack K = 1</text:p>
          </table:table-cell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imple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645" calcext:value-type="float">
            <text:p>0.64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641" calcext:value-type="float">
            <text:p>0.64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66" calcext:value-type="float">
            <text:p>0.066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66" calcext:value-type="float">
            <text:p>0.066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74" calcext:value-type="float">
            <text:p>0.074</text:p>
          </table:table-cell>
          <table:table-cell table:style-name="ce3" table:number-columns-repeated="4"/>
          <table:table-cell office:value-type="string" calcext:value-type="string">
            <text:p>simple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mple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676" calcext:value-type="float">
            <text:p>0.67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667" calcext:value-type="float">
            <text:p>0.66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07" calcext:value-type="float">
            <text:p>0.20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09" calcext:value-type="float">
            <text:p>0.20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05" calcext:value-type="float">
            <text:p>0.20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07" calcext:value-type="float">
            <text:p>0.20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13" calcext:value-type="float">
            <text:p>0.21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11" calcext:value-type="float">
            <text:p>0.211</text:p>
          </table:table-cell>
          <table:table-cell table:style-name="ce3" table:number-columns-repeated="4"/>
          <table:table-cell office:value-type="string" calcext:value-type="string">
            <text:p>simple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mple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081" calcext:value-type="float">
            <text:p>1.08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825" calcext:value-type="float">
            <text:p>0.82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24" calcext:value-type="float">
            <text:p>0.224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25" calcext:value-type="float">
            <text:p>0.22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33" calcext:value-type="float">
            <text:p>0.23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22" calcext:value-type="float">
            <text:p>0.22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29" calcext:value-type="float">
            <text:p>0.229</text:p>
          </table:table-cell>
          <table:table-cell table:style-name="ce3" table:number-columns-repeated="4"/>
          <table:table-cell office:value-type="string" calcext:value-type="string">
            <text:p>simple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ray_shif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.451" calcext:value-type="float">
            <text:p>4.45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138" calcext:value-type="float">
            <text:p>2.13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711" calcext:value-type="float">
            <text:p>0.71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706" calcext:value-type="float">
            <text:p>0.70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705" calcext:value-type="float">
            <text:p>0.70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677" calcext:value-type="float">
            <text:p>0.677</text:p>
          </table:table-cell>
          <table:table-cell table:style-name="ce3" table:number-columns-repeated="4"/>
          <table:table-cell office:value-type="string" calcext:value-type="string">
            <text:p>array_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ray_simple</text:p>
          </table:table-cell>
          <table:table-cell table:number-columns-repeated="4"/>
          <table:table-cell table:style-name="ce5" table:number-columns-repeated="4"/>
          <table:table-cell table:style-name="ce2" office:value-type="string" calcext:value-type="string">
            <text:p>YES</text:p>
          </table:table-cell>
          <table:table-cell table:style-name="ce2" office:value-type="float" office:value="33.156" calcext:value-type="float">
            <text:p>33.15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33.832" calcext:value-type="float">
            <text:p>33.83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7.297" calcext:value-type="float">
            <text:p>47.29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7.543" calcext:value-type="float">
            <text:p>47.543</text:p>
          </table:table-cell>
          <table:table-cell table:style-name="ce3" table:number-columns-repeated="4"/>
          <table:table-cell office:value-type="string" calcext:value-type="string">
            <text:p>array_simpl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ray_rotation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3.12" calcext:value-type="float">
            <text:p>13.1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6.827" calcext:value-type="float">
            <text:p>6.82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751" calcext:value-type="float">
            <text:p>1.75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726" calcext:value-type="float">
            <text:p>1.72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718" calcext:value-type="float">
            <text:p>1.71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741" calcext:value-type="float">
            <text:p>1.74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746" calcext:value-type="float">
            <text:p>1.746</text:p>
          </table:table-cell>
          <table:table-cell table:style-name="ce3" table:number-columns-repeated="4"/>
          <table:table-cell office:value-type="string" calcext:value-type="string">
            <text:p>array_rotation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ray_rotation2</text:p>
          </table:table-cell>
          <table:table-cell table:number-columns-repeated="4"/>
          <table:table-cell table:style-name="ce5" table:number-columns-repeated="4"/>
          <table:table-cell table:number-columns-repeated="12"/>
          <table:table-cell office:value-type="string" calcext:value-type="string">
            <text:p>array_rotation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bp_erro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38.771" calcext:value-type="float">
            <text:p>38.77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.292" calcext:value-type="float">
            <text:p>8.292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.968" calcext:value-type="float">
            <text:p>5.968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.252" calcext:value-type="float">
            <text:p>2.252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.352" calcext:value-type="float">
            <text:p>5.352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.137" calcext:value-type="float">
            <text:p>2.137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.145" calcext:value-type="float">
            <text:p>4.14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.739" calcext:value-type="float">
            <text:p>1.739</text:p>
          </table:table-cell>
          <table:table-cell table:style-name="ce3" table:number-columns-repeated="4"/>
          <table:table-cell office:value-type="string" calcext:value-type="string">
            <text:p>abp_err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30.982" calcext:value-type="float">
            <text:p>30.98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6.989" calcext:value-type="float">
            <text:p>16.98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965" calcext:value-type="float">
            <text:p>1.96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898" calcext:value-type="float">
            <text:p>2.89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947" calcext:value-type="float">
            <text:p>1.94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787" calcext:value-type="float">
            <text:p>2.78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579" calcext:value-type="float">
            <text:p>1.57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364" calcext:value-type="float">
            <text:p>2.364</text:p>
          </table:table-cell>
          <table:table-cell table:style-name="ce3" table:number-columns-repeated="4"/>
          <table:table-cell office:value-type="string" calcext:value-type="string">
            <text:p>trai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w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097" calcext:value-type="float">
            <text:p>2.09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566" calcext:value-type="float">
            <text:p>1.56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462" calcext:value-type="float">
            <text:p>0.46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681" calcext:value-type="float">
            <text:p>0.68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473" calcext:value-type="float">
            <text:p>0.47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668" calcext:value-type="float">
            <text:p>0.66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462" calcext:value-type="float">
            <text:p>0.46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412" calcext:value-type="float">
            <text:p>0.412</text:p>
          </table:table-cell>
          <table:table-cell table:style-name="ce3" table:number-columns-repeated="4"/>
          <table:table-cell office:value-type="string" calcext:value-type="string">
            <text:p>hw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w2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 office:value-type="float" office:value="22.914" calcext:value-type="float">
            <text:p>22.914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675" calcext:value-type="float">
            <text:p>1.67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142" calcext:value-type="float">
            <text:p>2.14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063" calcext:value-type="float">
            <text:p>2.06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023" calcext:value-type="float">
            <text:p>2.02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325" calcext:value-type="float">
            <text:p>1.32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468" calcext:value-type="float">
            <text:p>1.468</text:p>
          </table:table-cell>
          <table:table-cell table:style-name="ce3" table:number-columns-repeated="4"/>
          <table:table-cell office:value-type="string" calcext:value-type="string">
            <text:p>hw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5"/>
          <table:table-cell table:number-columns-repeated="2"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1003"/>
        </table:table-row>
        <table:table-row table:style-name="ro1">
          <table:table-cell/>
          <table:table-cell office:value-type="string" calcext:value-type="string" table:number-columns-spanned="2" table:number-rows-spanned="1">
            <text:p>Class PA</text:p>
          </table:table-cell>
          <table:covered-table-cell/>
          <table:table-cell table:style-name="Default" table:number-columns-repeated="2"/>
          <table:table-cell office:value-type="string" calcext:value-type="string" table:number-columns-spanned="2" table:number-rows-spanned="1">
            <text:p>INCLUDER</text:p>
          </table:table-cell>
          <table:covered-table-cell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table:style-name="Default" table:number-columns-repeated="2"/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simple1</text:p>
          </table:table-cell>
          <table:table-cell office:value-type="string" calcext:value-type="string">
            <text:p>NO</text:p>
          </table:table-cell>
          <table:table-cell office:value-type="float" office:value="0.17" calcext:value-type="float">
            <text:p>0.17</text:p>
          </table:table-cell>
          <table:table-cell table:style-name="Default" table:number-columns-repeated="2"/>
          <table:table-cell office:value-type="string" calcext:value-type="string">
            <text:p>NO</text:p>
          </table:table-cell>
          <table:table-cell office:value-type="float" office:value="0.021" calcext:value-type="float">
            <text:p>0.021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simple2</text:p>
          </table:table-cell>
          <table:table-cell office:value-type="string" calcext:value-type="string">
            <text:p>YES</text:p>
          </table:table-cell>
          <table:table-cell office:value-type="float" office:value="0.128" calcext:value-type="float">
            <text:p>0.128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031" calcext:value-type="float">
            <text:p>0.031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simple3</text:p>
          </table:table-cell>
          <table:table-cell office:value-type="string" calcext:value-type="string">
            <text:p>YES</text:p>
          </table:table-cell>
          <table:table-cell office:value-type="float" office:value="0.564" calcext:value-type="float">
            <text:p>0.564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051" calcext:value-type="float">
            <text:p>0.051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array_shift</text:p>
          </table:table-cell>
          <table:table-cell office:value-type="string" calcext:value-type="string">
            <text:p>YES</text:p>
          </table:table-cell>
          <table:table-cell office:value-type="float" office:value="2.42" calcext:value-type="float">
            <text:p>2.42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06" calcext:value-type="float">
            <text:p>0.06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array_simpl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5.496" calcext:value-type="float">
            <text:p>5.496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array_rotation1</text:p>
          </table:table-cell>
          <table:table-cell office:value-type="string" calcext:value-type="string">
            <text:p>YES</text:p>
          </table:table-cell>
          <table:table-cell office:value-type="float" office:value="33.59" calcext:value-type="float">
            <text:p>33.59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114" calcext:value-type="float">
            <text:p>0.114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array_rotation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23.056" calcext:value-type="float">
            <text:p>23.056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abp_error</text:p>
          </table:table-cell>
          <table:table-cell office:value-type="string" calcext:value-type="string">
            <text:p>NO</text:p>
          </table:table-cell>
          <table:table-cell office:value-type="float" office:value="2.024" calcext:value-type="float">
            <text:p>2.024</text:p>
          </table:table-cell>
          <table:table-cell table:style-name="Default" table:number-columns-repeated="2"/>
          <table:table-cell office:value-type="string" calcext:value-type="string">
            <text:p>NO</text:p>
          </table:table-cell>
          <table:table-cell office:value-type="float" office:value="1.715" calcext:value-type="float">
            <text:p>1.715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YES</text:p>
          </table:table-cell>
          <table:table-cell office:value-type="float" office:value="15.793" calcext:value-type="float">
            <text:p>15.793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308" calcext:value-type="float">
            <text:p>0.308</text:p>
          </table:table-cell>
          <table:table-cell/>
          <table:table-cell table:style-name="Default" table:number-columns-repeated="2"/>
          <table:table-cell table:number-columns-repeated="7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hw1</text:p>
          </table:table-cell>
          <table:table-cell office:value-type="string" calcext:value-type="string">
            <text:p>YES</text:p>
          </table:table-cell>
          <table:table-cell office:value-type="float" office:value="0.978" calcext:value-type="float">
            <text:p>0.978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159" calcext:value-type="float">
            <text:p>0.159</text:p>
          </table:table-cell>
          <table:table-cell table:number-columns-repeated="10"/>
          <table:table-cell table:style-name="ce5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hw2</text:p>
          </table:table-cell>
          <table:table-cell office:value-type="string" calcext:value-type="string">
            <text:p>YES</text:p>
          </table:table-cell>
          <table:table-cell office:value-type="float" office:value="8.92" calcext:value-type="float">
            <text:p>8.92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float" office:value="0.419" calcext:value-type="float">
            <text:p>0.41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mple1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.087" calcext:value-type="float">
            <text:p>0.087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.061" calcext:value-type="float">
            <text:p>0.0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179" calcext:value-type="float">
            <text:p>0.17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205" calcext:value-type="float">
            <text:p>0.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151" calcext:value-type="float">
            <text:p>0.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ray_shift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ray_simp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6.968" calcext:value-type="float">
            <text:p>16.96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6.435" calcext:value-type="float">
            <text:p>16.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ray_rotation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855" calcext:value-type="float">
            <text:p>0.85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865" calcext:value-type="float">
            <text:p>0.8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ray_rotation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p_erro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3.59" calcext:value-type="float">
            <text:p>3.59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1.41" calcext:value-type="float">
            <text:p>1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i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.738" calcext:value-type="float">
            <text:p>2.73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3.642" calcext:value-type="float">
            <text:p>3.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w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w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552" calcext:value-type="float">
            <text:p>0.55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993" calcext:value-type="float">
            <text:p>0.993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5:12:01.770599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30:13.782361699</meta:creation-date>
    <meta:generator>LibreOffice/5.1.6.2$Linux_X86_64 LibreOffice_project/10m0$Build-2</meta:generator>
    <dc:date>2017-05-16T15:12:26.348982018</dc:date>
    <meta:editing-duration>PT10H7M37S</meta:editing-duration>
    <meta:editing-cycles>138</meta:editing-cycles>
    <meta:document-statistic meta:table-count="1" meta:cell-count="308" meta:object-count="0"/>
  </office:meta>
</office:document-meta>
</file>